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2000000EB4143D3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c90" officeooo:paragraph-rsid="0007fc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kolas 1A Github <draw:frame draw:style-name="fr1" draw:name="Figura1" text:anchor-type="char" svg:x="2.044cm" svg:y="2.381cm" svg:width="11.06cm" svg:height="6.218cm" draw:z-index="0"><draw:image xlink:href="Pictures/10000000000001A2000000EB4143D3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37:28.731581137</meta:creation-date>
    <dc:date>2025-08-13T10:44:59.766954662</dc:date>
    <meta:editing-duration>PT7M31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1" meta:paragraph-count="1" meta:word-count="3" meta:character-count="19" meta:non-whitespace-character-count="16"/>
  </office:meta>
</office:document-meta>
</file>